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Transformer.normalize( String 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HTMLTransformer.startElement( String uri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Transformer.endElement( String uri , String name , String ra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Transformer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TMLTransforme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